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ce142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porte Charles</text:p>
          </table:table-cell>
          <table:table-cell table:style-name="Default" office:value-type="string" calcext:value-type="string">
            <text:p>Ingreso</text:p>
          </table:table-cell>
          <table:table-cell table:style-name="Default" office:value-type="string" calcext:value-type="string">
            <text:p>Egreso</text:p>
          </table:table-cell>
          <table:table-cell table:style-name="Default" office:value-type="string" calcext:value-type="string">
            <text:p>Saldo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3" office:value-type="currency" office:currency="ARS" office:value="1000" calcext:value-type="currency">
            <text:p>$1.000,00</text:p>
          </table:table-cell>
          <table:table-cell table:style-name="ce154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54"/>
          <table:table-cell table:style-name="ce183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Zarate </text:p>
          </table:table-cell>
          <table:table-cell table:style-name="ce135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28]+[.C29]-[.D29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29]+[.C30]-[.D30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0]+[.C31]-[.D31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1]+[.C32]-[.D32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3]+[.C34]-[.D34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4]+[.C35]-[.D35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5]+[.C36]-[.D36]" office:value-type="currency" office:currency="ARS" office:value="0" calcext:value-type="currency">
            <text:p>$0,00</text:p>
          </table:table-cell>
        </table:table-row>
        <table:table-row table:style-name="ro1" table:number-rows-repeated="1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49:59.883111899</dc:date>
    <meta:editing-duration>PT14H15M12S</meta:editing-duration>
    <meta:editing-cycles>281</meta:editing-cycles>
    <meta:generator>LibreOffice/5.1.4.2$Linux_X86_64 LibreOffice_project/10m0$Build-2</meta:generator>
    <meta:print-date>2016-12-05T18:39:34.723897548</meta:print-date>
    <meta:document-statistic meta:table-count="11" meta:cell-count="1539" meta:object-count="0"/>
  </office:meta>
</office:document-meta>
</file>